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text-align="center" style:justify-single-word="false"/>
      <style:text-properties fo:font-variant="normal" fo:text-transform="none" fo:color="#595959" fo:font-size="10pt" fo:letter-spacing="normal" fo:font-style="normal" fo:font-weight="normal"/>
    </style:style>
    <style:style style:name="P2" style:family="paragraph" style:parent-style-name="Text_20_body">
      <style:paragraph-properties fo:margin-top="0in" fo:margin-bottom="0in" fo:text-align="center" style:justify-single-word="false"/>
      <style:text-properties fo:font-variant="normal" fo:text-transform="none" fo:color="#595959" fo:font-size="10pt" fo:letter-spacing="normal" fo:font-style="normal" fo:font-weight="normal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tir tahir</meta:initial-creator>
    <meta:creation-date>2016-02-01T16:10:32.48</meta:creation-date>
    <dc:date>2016-02-01T17:09:43.89</dc:date>
    <dc:creator>atir tahir</dc:creator>
    <meta:editing-duration>PT41M22S</meta:editing-duration>
    <meta:editing-cycles>5</meta:editing-cycles>
    <meta:generator>OpenOffice/4.1.2$Win32 OpenOffice.org_project/412m3$Build-9782</meta:gener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00"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title svg:x="1.261cm" svg:y="0.315cm" chart:style-name="ch2">
          <text:p>Total Order Price&lt;&lt;foreach [in customers]&gt;&gt;&lt;&lt;x [CustomerName]&gt;&gt;</text:p>
        </chart:title>
        <chart:legend chart:legend-position="end" svg:x="14.29cm" svg:y="3.401cm" style:legend-expansion="high" chart:style-name="ch3"/>
        <chart:plot-area chart:style-name="ch4" chart:data-source-has-labels="both" svg:x="0.319cm" svg:y="1.452cm" svg:width="13.652cm" svg:height="7.368cm">
          <chartooo:coordinate-region svg:x="3.461cm" svg:y="1.453cm" svg:width="7.367cm" svg:height="7.36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local-table.$C$2:.$C$5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4" chart:values-cell-range-address="local-table.$D$2:.$D$5" chart:label-cell-address="local-table.$D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5" chart:values-cell-range-address="local-table.$E$2:.$E$5" chart:label-cell-address="local-table.$E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rder Price&lt;&lt;y [Order.Sum(c =&gt; c.Price)]&gt;&gt;</text:p>
              </table:table-cell>
              <table:table-cell office:value-type="string">
                <text:p>Total Order Price&lt;&lt;y [Order.Sum(c =&gt; c.Price)]&gt;&gt;</text:p>
              </table:table-cell>
              <table:table-cell office:value-type="string">
                <text:p>Total Order Price&lt;&lt;y [Order.Sum(c =&gt; c.Price)]&gt;&gt;</text:p>
              </table:table-cell>
              <table:table-cell office:value-type="string">
                <text:p>Total Order Price&lt;&lt;y [Order.Sum(c =&gt; c.Price)]&gt;&gt;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